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Linienende_20_1" draw:marker-end-width="0.2cm" draw:fill="none" draw:textarea-horizontal-align="left" draw:textarea-vertical-align="bottom" fo:padding-top="0cm" fo:padding-bottom="0cm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5cm" svg:height="1cm" svg:x="0.1cm" svg:y="0.1cm">
          <text:p text:style-name="P1">NeueSchnittstel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5.5cm" svg:height="1cm" svg:x="0.1cm" svg:y="2.1cm">
          <text:p text:style-name="P1">AdapterKlas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6.5cm" svg:height="1cm" svg:x="8.6cm" svg:y="2.1cm">
          <text:p text:style-name="P1">AlteImplementierung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5.6cm" svg:y1="2.6cm" svg:x2="8.6cm" svg:y2="2.6cm" draw:start-shape="id1" draw:start-glue-point="7" draw:end-shape="id2" draw:end-glue-point="5" svg:d="m5600 2600h3000">
          <text:p text:style-name="P1"><text:span text:style-name="T1">verwendet</text:span></text:p>
        </draw:connector>
        <draw:custom-shape draw:style-name="gr3" draw:text-style-name="P1" draw:layer="layout" svg:width="1cm" svg:height="0.5cm" draw:transform="rotate (-1.5707963267949) translate (3.1cm 1.1cm)">
          <text:p/>
          <draw:enhanced-geometry svg:viewBox="0 0 21600 21600" draw:text-areas="?f7 ?f0 21600 ?f2" draw:mirror-horizontal="false" draw:mirror-vertical="false" draw:type="left-arrow" draw:modifiers="8264.53546453546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Linienende_20_1" draw:display-name="Linienende 1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5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</meta:initial-creator>
    <meta:creation-date>2012-07-12T11:15:06</meta:creation-date>
    <dc:date>2012-07-12T13:57:29</dc:date>
    <dc:creator>Markus </dc:creator>
    <meta:editing-duration>PT7M33S</meta:editing-duration>
    <meta:editing-cycles>3</meta:editing-cycles>
    <meta:generator>LibreOffice/3.5$Linux_X86_64 LibreOffice_project/350m1$Build-2</meta:generator>
    <meta:document-statistic meta:object-count="5"/>
  </office:meta>
</office:document-meta>
</file>